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5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5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margin-bottom="0in" fo:line-height="200%"/>
      <style:text-properties style:font-name="Times New Roman" style:font-name-complex="Times New Roman" fo:font-size="12pt" style:font-size-asian="12pt" style:font-size-complex="12pt"/>
    </style:style>
    <style:style style:name="P28" style:parent-style-name="Standard" style:family="paragraph">
      <style:paragraph-properties fo:margin-bottom="0in" fo:line-height="200%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Capture the Flag Tournament Program</text:p>
      <text:p text:style-name="P2">Team Name: Flaggers</text:p>
      <text:p text:style-name="Standard"><text:span text:style-name="T3">Members</text:span><text:span text:style-name="T4"><text:tab/></text:span><text:span text:style-name="T5"><text:tab/></text:span><text:span text:style-name="T6"><text:tab/></text:span><text:span text:style-name="T7">E-Mail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Phone Number</text:span></text:p>
      <text:p text:style-name="P14">*Jack McFann<text:tab/><text:tab/><text:tab/>jlm6490@psu.edu<text:tab/><text:tab/><text:tab/>724-875-1449</text:p>
      <text:p text:style-name="P15">Josiah Hertzler<text:tab/><text:tab/>jjh5430@psu.edu<text:tab/><text:tab/><text:tab/>717-701-3837</text:p>
      <text:p text:style-name="Standard"><text:span text:style-name="T16">Taha Siddique</text:span><text:span text:style-name="T17"><text:tab/></text:span><text:span text:style-name="T18"><text:tab/></text:span><text:span text:style-name="T19"><text:tab/>tus193@psu.edu</text:span><text:span text:style-name="T20"><text:tab/></text:span><text:span text:style-name="T21"><text:tab/></text:span><text:span text:style-name="T22"><text:tab/>717-578-9316</text:span></text:p>
      <text:p text:style-name="P23">Sawyer Brown<text:tab/><text:tab/><text:tab/>seb5646@psu.edu<text:tab/><text:tab/><text:tab/>717-524-7180</text:p>
      <text:p text:style-name="P24">Tom Hoffman<text:tab/><text:tab/><text:tab/>toh5148@psu.edu<text:tab/><text:tab/><text:tab/>717-315-8051</text:p>
      <text:p text:style-name="P25"/>
      <text:p text:style-name="P26">Overview</text:p>
      <text:p text:style-name="P27"><text:tab/>Our team and two others will be working on Bot!Battle!, an educational game aimed at teaching java to students. Bot!Battle! is a browser-based game which will pit user-created java bots against other bots or single-player challenges.</text:p>
      <text:p text:style-name="P28"><text:span text:style-name="T29"><text:tab/>Our team will provide client-side and server-side functionality for the project consisting of the game display module, testing mo</text:span><text:span text:style-name="T30">de, and the bot system. The game display module will display the game graphically. It will also provide functionality for playback mode, allowing the user to review a game which has already been played. Testing mode will allow for the player to test and re</text:span><text:span text:style-name="T31">fine their bots on provided maps. The bot system will allow players to upload bots to a database on the server, and will be able to run bots to produce input for the game. In addition to this, we will provide a sample challenge mo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84in"/>
      </style:header-style>
      <style:footer-style>
        <style:header-footer-properties style:dynamic-spacing="true" fo:min-height="0.6812in"/>
      </style:footer-style>
    </style:page-layout>
  </office:automatic-styles>
  <office:master-styles>
    <style:master-page style:name="MP0" style:page-layout-name="PL0">
      <style:footer>
        <text:p text:style-name="Footer">* Corresponding Membe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wner</meta:initial-creator>
    <dc:creator>Tom Hoffman</dc:creator>
    <meta:creation-date>2016-02-03T16:55:00Z</meta:creation-date>
    <dc:date>2016-02-10T16:27:00Z</dc:date>
    <meta:print-date>2016-01-18T11:54:00Z</meta:print-date>
    <meta:template xlink:href="Normal" xlink:type="simple"/>
    <meta:editing-cycles>5</meta:editing-cycles>
    <meta:editing-duration>PT6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77" meta:character-count="1184" meta:row-count="8" meta:non-whitespace-character-count="1009"/>
  </office:meta>
</office:document-meta>
</file>